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  <text:p text:style-name="Standard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1T19:45:33.10</meta:creation-date>
    <dc:date>2011-09-22T15:55:42.75</dc:date>
    <meta:editing-duration>PT2M10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3" meta:character-count="13"/>
  </office:meta>
</office:document-meta>
</file>